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8cm" fo:min-width="0cm"/>
    </style:style>
    <style:style style:name="gr5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559cm"/>
    </style:style>
    <style:style style:name="gr7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6.019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6cm" fo:min-width="1.87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1.87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8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9.018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color="#0000ff" fo:font-size="14pt"/>
    </style:style>
    <style:style style:name="P4" style:family="paragraph">
      <style:paragraph-properties fo:margin-left="0cm" fo:margin-right="0cm" fo:text-indent="0cm"/>
      <style:text-properties fo:color="#0000ff" fo:font-size="14pt" style:font-size-asian="14pt" style:font-size-complex="14pt"/>
    </style:style>
    <style:style style:name="P5" style:family="paragraph">
      <style:paragraph-properties fo:margin-left="0cm" fo:margin-right="0cm" fo:text-indent="0cm"/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style:paragraph-properties fo:margin-left="0cm" fo:margin-right="0cm" fo:text-indent="0cm"/>
      <style:text-properties fo:font-size="14pt"/>
    </style:style>
    <style:style style:name="P7" style:family="paragraph">
      <style:paragraph-properties fo:margin-left="0cm" fo:margin-right="0cm" fo:text-indent="0cm"/>
      <style:text-properties fo:color="#0047ff" fo:font-size="14pt" style:font-size-asian="14pt" style:font-size-complex="14pt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13" style:family="paragraph">
      <style:paragraph-properties fo:margin-left="0.6cm" fo:margin-right="0cm" fo:text-indent="-0.6cm"/>
    </style:style>
    <style:style style:name="T1" style:family="text">
      <style:text-properties fo:color="#0000ff" fo:font-size="14pt" style:font-size-asian="14pt" style:font-size-complex="14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0047ff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g>
          <draw:g>
            <draw:frame draw:style-name="gr1" draw:layer="layout" svg:width="7.157cm" svg:height="0.962cm" svg:x="15.437cm" svg:y="3.019cm">
              <draw:text-box>
                <text:p text:style-name="P1">rtRuntestsConfiguration</text:p>
              </draw:text-box>
            </draw:frame>
            <draw:custom-shape draw:style-name="gr2" draw:text-style-name="P2" draw:layer="layout" svg:width="7.619cm" svg:height="1.099cm" svg:x="15.235cm" svg:y="2.989cm">
              <text:p text:style-name="P1"/>
              <draw:enhanced-geometry svg:viewBox="0 0 21600 21600" draw:type="rectangle" draw:enhanced-path="M 0 0 L 21600 0 21600 21600 0 21600 0 0 Z N"/>
            </draw:custom-shape>
          </draw:g>
          <draw:line draw:style-name="gr3" draw:text-style-name="P2" draw:layer="layout" svg:x1="13.896cm" svg:y1="3.495cm" svg:x2="15.318cm" svg:y2="3.502cm">
            <text:p text:style-name="P1"/>
          </draw:line>
        </draw:g>
        <draw:frame draw:style-name="gr1" draw:text-style-name="P4" draw:id="id4" draw:layer="layout" svg:width="6.446cm" svg:height="1.916cm" svg:x="18.156cm" svg:y="4.779cm">
          <draw:text-box>
            <text:p text:style-name="P3"><text:span text:style-name="T1">Sets run variables from </text:span></text:p>
            <text:p text:style-name="P3"><text:span text:style-name="T1">environment variables and </text:span></text:p>
            <text:p text:style-name="P3"><text:span text:style-name="T1">test command line</text:span></text:p>
          </draw:text-box>
        </draw:frame>
        <draw:frame draw:style-name="gr1" draw:text-style-name="P5" draw:layer="layout" svg:width="8.871cm" svg:height="1.119cm" svg:x="9.569cm" svg:y="0.523cm">
          <draw:text-box>
            <text:p text:style-name="P5"><text:span text:style-name="T2">run-tests main classes</text:span></text:p>
          </draw:text-box>
        </draw:frame>
        <draw:frame draw:style-name="gr1" draw:text-style-name="P7" draw:layer="layout" svg:width="7.965cm" svg:height="2.471cm" svg:x="1.029cm" svg:y="9.447cm">
          <draw:text-box>
            <text:p text:style-name="P6"><text:span text:style-name="T3">To be run in parallel.</text:span></text:p>
            <text:p text:style-name="P6"><text:span text:style-name="T3">Each “group” is a set of</text:span></text:p>
            <text:p text:style-name="P6"><text:span text:style-name="T3">tests that need to be run together,</text:span></text:p>
            <text:p text:style-name="P6"><text:span text:style-name="T3">likely a directory to start with</text:span></text:p>
          </draw:text-box>
        </draw:frame>
        <draw:g>
          <draw:frame draw:style-name="gr1" draw:layer="layout" svg:width="4.418cm" svg:height="0.962cm" svg:x="9.141cm" svg:y="2.95cm">
            <draw:text-box>
              <text:p text:style-name="P1">rtPhpTestRun</text:p>
            </draw:text-box>
          </draw:frame>
          <draw:custom-shape draw:style-name="gr2" draw:text-style-name="P2" draw:layer="layout" svg:width="5.618cm" svg:height="1.099cm" svg:x="8.316cm" svg:y="2.92cm">
            <text:p text:style-name="P1"/>
            <draw:enhanced-geometry svg:viewBox="0 0 21600 21600" draw:type="rectangle" draw:enhanced-path="M 0 0 L 21600 0 21600 21600 0 21600 0 0 Z N"/>
          </draw:custom-shape>
        </draw:g>
        <draw:g>
          <draw:frame draw:style-name="gr1" draw:layer="layout" svg:width="3.258cm" svg:height="0.962cm" svg:x="9.782cm" svg:y="12.801cm">
            <draw:text-box>
              <text:p text:style-name="P1">rtPhpTest</text:p>
            </draw:text-box>
          </draw:frame>
          <draw:custom-shape draw:style-name="gr2" draw:text-style-name="P2" draw:layer="layout" svg:width="5.618cm" svg:height="1.099cm" svg:x="8.602cm" svg:y="12.771cm">
            <text:p text:style-name="P1"/>
            <draw:enhanced-geometry svg:viewBox="0 0 21600 21600" draw:type="rectangle" draw:enhanced-path="M 0 0 L 21600 0 21600 21600 0 21600 0 0 Z N"/>
          </draw:custom-shape>
        </draw:g>
        <draw:g>
          <draw:frame draw:style-name="gr4" draw:text-style-name="P1" draw:layer="layout" svg:width="5.019cm" svg:height="0.962cm" svg:x="9.043cm" svg:y="7.836cm">
            <draw:text-box>
              <text:p text:style-name="P1">rtPhpTestGroup</text:p>
            </draw:text-box>
          </draw:frame>
          <draw:custom-shape draw:style-name="gr2" draw:text-style-name="P2" draw:layer="layout" svg:width="5.618cm" svg:height="1.099cm" svg:x="8.358cm" svg:y="7.80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3" draw:text-style-name="P2" draw:layer="layout" svg:x1="10.963cm" svg:y1="3.998cm" svg:x2="10.963cm" svg:y2="7.865cm">
          <text:p text:style-name="P1"/>
        </draw:line>
        <draw:line draw:style-name="gr3" draw:text-style-name="P2" draw:layer="layout" svg:x1="10.963cm" svg:y1="8.883cm" svg:x2="10.963cm" svg:y2="12.75cm">
          <text:p text:style-name="P1"/>
        </draw:line>
        <draw:custom-shape draw:style-name="gr5" draw:text-style-name="P2" draw:layer="layout" svg:width="0.609cm" svg:height="0.529cm" svg:x="11.195cm" svg:y="7.038cm">
          <text:p text:style-name="P1"/>
          <draw:enhanced-geometry svg:viewBox="0 0 780 907" draw:mirror-horizontal="true" draw:mirror-vertical="true" draw:type="non-primitive" draw:enhanced-path="M 390 0 L 492 276 780 228 594 457 780 679 492 631 390 907 288 631 0 679 186 457 0 228 288 276 390 0 Z N"/>
        </draw:custom-shape>
        <draw:custom-shape draw:style-name="gr5" draw:text-style-name="P2" draw:layer="layout" svg:width="0.57cm" svg:height="0.53cm" svg:x="11.207cm" svg:y="12.057cm">
          <text:p text:style-name="P1"/>
          <draw:enhanced-geometry svg:viewBox="0 0 780 907" draw:mirror-horizontal="true" draw:mirror-vertical="true" draw:type="non-primitive" draw:enhanced-path="M 390 0 L 492 276 780 228 594 457 780 679 492 631 390 907 288 631 0 679 186 457 0 228 288 276 390 0 Z N"/>
        </draw:custom-shape>
        <draw:frame draw:style-name="gr6" draw:text-style-name="P1" draw:layer="layout" svg:width="1.059cm" svg:height="0.962cm" svg:x="11.248cm" svg:y="4.323cm">
          <draw:text-box>
            <text:p text:style-name="P1">1</text:p>
          </draw:text-box>
        </draw:frame>
        <draw:frame draw:style-name="gr6" draw:text-style-name="P1" draw:layer="layout" svg:width="1.059cm" svg:height="0.962cm" svg:x="11.168cm" svg:y="9.086cm">
          <draw:text-box>
            <text:p text:style-name="P1">1</text:p>
          </draw:text-box>
        </draw:frame>
        <draw:line draw:style-name="gr7" draw:text-style-name="P2" draw:layer="layout" svg:x1="5.675cm" svg:y1="9.625cm" svg:x2="8.244cm" svg:y2="8.666cm">
          <text:p text:style-name="P1"/>
        </draw:line>
        <draw:frame draw:style-name="gr1" draw:text-style-name="P7" draw:layer="layout" svg:width="8.376cm" svg:height="0.806cm" svg:x="0.731cm" svg:y="15.05cm">
          <draw:text-box>
            <text:p text:style-name="P6"><text:span text:style-name="T3">Each object represents a single test</text:span></text:p>
          </draw:text-box>
        </draw:frame>
        <draw:line draw:style-name="gr7" draw:text-style-name="P2" draw:layer="layout" svg:x1="5.393cm" svg:y1="15.257cm" svg:x2="8.436cm" svg:y2="13.536cm">
          <text:p text:style-name="P1"/>
        </draw:line>
        <draw:g>
          <draw:g>
            <draw:frame draw:style-name="gr1" draw:layer="layout" svg:width="5.895cm" svg:height="0.962cm" svg:x="16.52cm" svg:y="12.76cm">
              <draw:text-box>
                <text:p text:style-name="P1">rtTestConfiguration</text:p>
              </draw:text-box>
            </draw:frame>
            <draw:custom-shape draw:style-name="gr2" draw:text-style-name="P2" draw:layer="layout" svg:width="7.619cm" svg:height="1.099cm" svg:x="15.658cm" svg:y="12.73cm">
              <text:p text:style-name="P1"/>
              <draw:enhanced-geometry svg:viewBox="0 0 21600 21600" draw:type="rectangle" draw:enhanced-path="M 0 0 L 21600 0 21600 21600 0 21600 0 0 Z N"/>
            </draw:custom-shape>
          </draw:g>
          <draw:line draw:style-name="gr3" draw:text-style-name="P2" draw:layer="layout" svg:x1="14.203cm" svg:y1="13.312cm" svg:x2="15.625cm" svg:y2="13.319cm">
            <text:p text:style-name="P1"/>
          </draw:line>
        </draw:g>
        <draw:g draw:id="id3">
          <draw:frame draw:style-name="gr1" draw:layer="layout" svg:width="4.244cm" svg:height="0.962cm" svg:x="11.49cm" svg:y="15.793cm">
            <draw:text-box>
              <text:p text:style-name="P1">rtTestResults</text:p>
            </draw:text-box>
          </draw:frame>
          <draw:custom-shape draw:style-name="gr2" draw:text-style-name="P2" draw:layer="layout" svg:width="5.618cm" svg:height="1.099cm" svg:x="10.803cm" svg:y="15.763cm">
            <text:p text:style-name="P1"/>
            <draw:enhanced-geometry svg:viewBox="0 0 21600 21600" draw:type="rectangle" draw:enhanced-path="M 0 0 L 21600 0 21600 21600 0 21600 0 0 Z N"/>
          </draw:custom-shape>
        </draw:g>
        <draw:frame draw:style-name="gr1" draw:text-style-name="P4" draw:id="id1" draw:layer="layout" svg:width="6.391cm" svg:height="1.361cm" svg:x="21.792cm" svg:y="14.634cm">
          <draw:text-box>
            <text:p text:style-name="P3"><text:span text:style-name="T1">Sets any configuration </text:span></text:p>
            <text:p text:style-name="P3"><text:span text:style-name="T1">which is specific to the test</text:span></text:p>
          </draw:text-box>
        </draw:frame>
        <draw:frame draw:style-name="gr8" draw:text-style-name="P4" draw:id="id2" draw:layer="layout" svg:width="7.195cm" svg:height="1.361cm" svg:x="14.622cm" svg:y="17.473cm">
          <draw:text-box>
            <text:p text:style-name="P3"><text:span text:style-name="T1">Stores results for a single test </text:span></text:p>
            <text:p text:style-name="P3"><text:span text:style-name="T1">Deletes/saves test files</text:span></text:p>
          </draw:text-box>
        </draw:frame>
        <draw:connector draw:style-name="gr7" draw:text-style-name="P2" draw:layer="layout" draw:type="line" svg:x1="24.987cm" svg:y1="14.634cm" svg:x2="23.429cm" svg:y2="13.689cm" draw:start-shape="id1" draw:start-glue-point="0" svg:d="m24987 14634-1558-945">
          <text:p text:style-name="P1"/>
        </draw:connector>
        <draw:connector draw:style-name="gr7" draw:text-style-name="P2" draw:layer="layout" draw:type="line" svg:x1="18.219cm" svg:y1="17.473cm" svg:x2="16.421cm" svg:y2="16.312cm" draw:start-shape="id2" draw:start-glue-point="0" draw:end-shape="id3" draw:end-glue-point="1" svg:d="m18219 17473-1798-1161">
          <text:p text:style-name="P1"/>
        </draw:connector>
        <draw:line draw:style-name="gr3" draw:text-style-name="P2" draw:layer="layout" svg:x1="12.654cm" svg:y1="13.919cm" svg:x2="12.654cm" svg:y2="15.837cm">
          <text:p text:style-name="P1"/>
        </draw:line>
        <draw:connector draw:style-name="gr7" draw:text-style-name="P2" draw:layer="layout" draw:type="line" svg:x1="21.379cm" svg:y1="4.779cm" svg:x2="20.323cm" svg:y2="4.256cm" draw:start-shape="id4" draw:start-glue-point="0" svg:d="m21379 4779-1056-523">
          <text:p text:style-name="P1"/>
        </draw:connector>
        <presentation:notes draw:style-name="dp2">
          <office:forms form:automatic-focus="false" form:apply-design-mode="false"/>
          <draw:page-thumbnail draw:style-name="gr9" draw:layer="layout" svg:width="14.848cm" svg:height="11.135cm" svg:x="3.075cm" svg:y="2.257cm" draw:page-number="1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0" draw:text-style-name="P2" draw:layer="layout" svg:width="6.964cm" svg:height="11.902cm" svg:x="1.983cm" svg:y="4.3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" draw:text-style-name="P2" draw:layer="layout" svg:width="6.994cm" svg:height="1.277cm" svg:x="1.951cm" svg:y="3.038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9" draw:layer="layout" svg:width="5.722cm" svg:height="0.806cm" svg:x="2.437cm" svg:y="3.188cm">
            <draw:text-box>
              <text:p text:style-name="P1"><text:span text:style-name="T4">rtRuntestsConfiguration</text:span></text:p>
            </draw:text-box>
          </draw:frame>
        </draw:g>
        <draw:frame draw:style-name="gr12" draw:text-style-name="P10" draw:layer="layout" svg:width="7.247cm" svg:height="6.413cm" svg:x="1.918cm" svg:y="9.229cm">
          <draw:text-box>
            <text:p text:style-name="P1"><text:span text:style-name="T5">init()</text:span><text:span text:style-name="T5"><text:tab/></text:span></text:p>
            <text:p text:style-name="P1"><text:span text:style-name="T5">configure()</text:span></text:p>
            <text:p text:style-name="P1"><text:span text:style-name="T5"/></text:p>
            <text:p text:style-name="P1"><text:span text:style-name="T5">setPhpExecutable()</text:span></text:p>
            <text:p text:style-name="P1"><text:span text:style-name="T5">setPhpCgiExecutable()</text:span></text:p>
            <text:p text:style-name="P1"><text:span text:style-name="T5">setLogFormat()</text:span></text:p>
            <text:p text:style-name="P1"><text:span text:style-name="T5">setTestDirectories()</text:span></text:p>
            <text:p text:style-name="P1"><text:span text:style-name="T5">setTtestFiles()</text:span></text:p>
            <text:p text:style-name="P1"><text:span text:style-name="T5">setPhpCommandLineArguments()</text:span></text:p>
            <text:p text:style-name="P1"><text:span text:style-name="T5">setCurrentDirectory()</text:span></text:p>
            <text:p text:style-name="P1"><text:span text:style-name="T5">setWorkingDirectrory()</text:span></text:p>
            <text:p text:style-name="P1"><text:span text:style-name="T5"/></text:p>
            <text:p text:style-name="P1"><text:span text:style-name="T5">get....()</text:span></text:p>
          </draw:text-box>
        </draw:frame>
        <draw:frame draw:style-name="gr1" draw:text-style-name="P11" draw:layer="layout" svg:width="4.642cm" svg:height="3.095cm" svg:x="2.014cm" svg:y="4.59cm">
          <draw:text-box>
            <text:p text:style-name="P1"><text:span text:style-name="T5">setters</text:span></text:p>
            <text:p text:style-name="P1"><text:span text:style-name="T5">settingNames</text:span></text:p>
            <text:p text:style-name="P1"><text:span text:style-name="T5">settings</text:span></text:p>
            <text:p text:style-name="P1"><text:span text:style-name="T5">environmentVariables</text:span></text:p>
            <text:p text:style-name="P1"><text:span text:style-name="T5">commandLineOptions</text:span></text:p>
            <text:p text:style-name="P1"><text:span text:style-name="T5"/></text:p>
          </draw:text-box>
        </draw:frame>
        <draw:g>
          <draw:custom-shape draw:style-name="gr10" draw:text-style-name="P2" draw:layer="layout" svg:width="6.964cm" svg:height="1.942cm" svg:x="18.783cm" svg:y="4.002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2" draw:layer="layout" svg:width="6.994cm" svg:height="1.277cm" svg:x="18.751cm" svg:y="2.722cm"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" draw:text-style-name="P9" draw:layer="layout" svg:width="5.743cm" svg:height="0.806cm" svg:x="19.237cm" svg:y="2.872cm">
              <draw:text-box>
                <text:p text:style-name="P1"><text:span text:style-name="T4">rtCommandLineOptions</text:span></text:p>
              </draw:text-box>
            </draw:frame>
          </draw:g>
          <draw:frame draw:style-name="gr12" draw:text-style-name="P10" draw:layer="layout" svg:width="3.664cm" svg:height="1.886cm" svg:x="21.823cm" svg:y="4.12cm">
            <draw:text-box>
              <text:p text:style-name="P1"><text:span text:style-name="T5">prepareRun()</text:span></text:p>
              <text:p text:style-name="P1"><text:span text:style-name="T5">writeFile()</text:span></text:p>
              <text:p text:style-name="P1"><text:span text:style-name="T5">deleteFile()</text:span></text:p>
            </draw:text-box>
          </draw:frame>
          <draw:frame draw:style-name="gr1" draw:text-style-name="P11" draw:layer="layout" svg:width="2.183cm" svg:height="1.199cm" svg:x="18.814cm" svg:y="4.274cm">
            <draw:text-box>
              <text:p text:style-name="P1"><text:span text:style-name="T5">fileName</text:span></text:p>
              <text:p text:style-name="P1"><text:span text:style-name="T5">output</text:span></text:p>
            </draw:text-box>
          </draw:frame>
        </draw:g>
        <draw:g>
          <draw:custom-shape draw:style-name="gr10" draw:text-style-name="P2" draw:layer="layout" svg:width="6.964cm" svg:height="1.957cm" svg:x="19.04cm" svg:y="8.613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2" draw:layer="layout" svg:width="6.994cm" svg:height="1.286cm" svg:x="19.008cm" svg:y="7.324cm"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3" draw:text-style-name="P12" draw:layer="layout" svg:width="5.65cm" svg:height="0.812cm" svg:x="19.494cm" svg:y="7.475cm">
              <draw:text-box>
                <text:p text:style-name="P1"><text:span text:style-name="T4">rtEnvironmentVariables</text:span></text:p>
              </draw:text-box>
            </draw:frame>
          </draw:g>
          <draw:frame draw:style-name="gr14" draw:text-style-name="P10" draw:layer="layout" svg:width="3.664cm" svg:height="1.9cm" svg:x="22.08cm" svg:y="8.732cm">
            <draw:text-box>
              <text:p text:style-name="P1"><text:span text:style-name="T5">prepareRun()</text:span></text:p>
              <text:p text:style-name="P1"><text:span text:style-name="T5">writeFile()</text:span></text:p>
              <text:p text:style-name="P1"><text:span text:style-name="T5">deleteFile()</text:span></text:p>
            </draw:text-box>
          </draw:frame>
          <draw:frame draw:style-name="gr15" draw:text-style-name="P10" draw:layer="layout" svg:width="2.183cm" svg:height="1.208cm" svg:x="19.071cm" svg:y="8.887cm">
            <draw:text-box>
              <text:p text:style-name="P1"><text:span text:style-name="T5">fileName</text:span></text:p>
              <text:p text:style-name="P1"><text:span text:style-name="T5">output</text:span></text:p>
            </draw:text-box>
          </draw:frame>
        </draw:g>
        <draw:frame draw:style-name="gr1" draw:layer="layout" svg:width="4.795cm" svg:height="0.962cm" svg:x="0.854cm" svg:y="0.76cm">
          <draw:text-box>
            <text:p text:style-name="P1">6 Configuration</text:p>
          </draw:text-box>
        </draw:frame>
        <draw:g>
          <draw:custom-shape draw:style-name="gr10" draw:text-style-name="P2" draw:layer="layout" svg:width="6.964cm" svg:height="1.957cm" svg:x="18.388cm" svg:y="15.055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2" draw:layer="layout" svg:width="6.994cm" svg:height="1.286cm" svg:x="18.356cm" svg:y="13.766cm"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3" draw:text-style-name="P12" draw:layer="layout" svg:width="5.489cm" svg:height="0.812cm" svg:x="18.842cm" svg:y="13.917cm">
              <draw:text-box>
                <text:p text:style-name="P1"><text:span text:style-name="T4">rtAddToCommandLine</text:span></text:p>
              </draw:text-box>
            </draw:frame>
          </draw:g>
          <draw:frame draw:style-name="gr14" draw:text-style-name="P10" draw:layer="layout" svg:width="3.664cm" svg:height="1.9cm" svg:x="21.428cm" svg:y="15.174cm">
            <draw:text-box>
              <text:p text:style-name="P1"><text:span text:style-name="T5">prepareRun()</text:span></text:p>
              <text:p text:style-name="P1"><text:span text:style-name="T5">writeFile()</text:span></text:p>
              <text:p text:style-name="P1"><text:span text:style-name="T5">deleteFile()</text:span></text:p>
            </draw:text-box>
          </draw:frame>
          <draw:frame draw:style-name="gr15" draw:text-style-name="P10" draw:layer="layout" svg:width="2.183cm" svg:height="1.208cm" svg:x="18.419cm" svg:y="15.329cm">
            <draw:text-box>
              <text:p text:style-name="P1"><text:span text:style-name="T5">fileName</text:span></text:p>
              <text:p text:style-name="P1"><text:span text:style-name="T5">output</text:span></text:p>
            </draw:text-box>
          </draw:frame>
        </draw:g>
        <presentation:notes draw:style-name="dp2">
          <draw:page-thumbnail draw:style-name="gr9" draw:layer="layout" svg:width="14.848cm" svg:height="11.135cm" svg:x="3.075cm" svg:y="2.257cm" draw:page-number="2" presentation:class="page"/>
          <draw:frame presentation:style-name="pr1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0" draw:text-style-name="P2" draw:layer="layout" svg:width="6.934cm" svg:height="1.247cm" svg:x="19.859cm" svg:y="11.07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6.964cm" svg:height="1.942cm" svg:x="5.232cm" svg:y="15.02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7.025cm" svg:height="1.247cm" svg:x="0.518cm" svg:y="9.18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6">
          <draw:custom-shape draw:style-name="gr11" draw:text-style-name="P2" draw:layer="layout" svg:width="6.994cm" svg:height="1.277cm" svg:x="5.2cm" svg:y="13.747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9" draw:layer="layout" svg:width="4.909cm" svg:height="0.806cm" svg:x="5.686cm" svg:y="13.897cm">
            <draw:text-box>
              <text:p text:style-name="P1"><text:span text:style-name="T4">rtExecutableSection</text:span></text:p>
            </draw:text-box>
          </draw:frame>
        </draw:g>
        <draw:custom-shape draw:style-name="gr11" draw:text-style-name="P2" draw:layer="layout" svg:width="6.994cm" svg:height="1.067cm" svg:x="0.517cm" svg:y="8.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2" draw:layer="layout" svg:width="3.952cm" svg:height="0.806cm" svg:x="1.521cm" svg:y="8.305cm">
          <draw:text-box>
            <text:p text:style-name="P1"><text:span text:style-name="T4">rtOutputSection</text:span></text:p>
          </draw:text-box>
        </draw:frame>
        <draw:g draw:id="id7">
          <draw:custom-shape draw:style-name="gr11" draw:text-style-name="P2" draw:layer="layout" svg:width="6.994cm" svg:height="1.277cm" svg:x="19.858cm" svg:y="9.826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9" draw:layer="layout" svg:width="5.413cm" svg:height="0.806cm" svg:x="21.136cm" svg:y="9.793cm">
            <draw:text-box>
              <text:p text:style-name="P1"><text:span text:style-name="T4">rtConfigurationSection</text:span></text:p>
            </draw:text-box>
          </draw:frame>
        </draw:g>
        <draw:g draw:id="id8">
          <draw:custom-shape draw:style-name="gr11" draw:text-style-name="P2" draw:layer="layout" svg:width="6.994cm" svg:height="1.277cm" svg:x="14.749cm" svg:y="13.779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9" draw:layer="layout" svg:width="4.947cm" svg:height="0.806cm" svg:x="15.145cm" svg:y="13.836cm">
            <draw:text-box>
              <text:p text:style-name="P1"><text:span text:style-name="T4">rtInformationSection</text:span></text:p>
            </draw:text-box>
          </draw:frame>
        </draw:g>
        <draw:custom-shape draw:style-name="gr2" draw:text-style-name="P2" draw:id="id5" draw:layer="layout" svg:width="0.517cm" svg:height="1.064cm" svg:x="11.648cm" svg:y="4.288cm">
          <text:p text:style-name="P1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svg:x1="11.906cm" svg:y1="5.35cm" svg:x2="4.014cm" svg:y2="8.18cm" draw:start-shape="id5" draw:start-glue-point="7" svg:d="m11906 5350v1666h-7892v1164">
          <text:p text:style-name="P1"/>
        </draw:connector>
        <draw:connector draw:style-name="gr3" draw:text-style-name="P2" draw:layer="layout" svg:x1="11.906cm" svg:y1="5.35cm" svg:x2="8.697cm" svg:y2="13.747cm" draw:start-shape="id5" draw:start-glue-point="7" draw:end-shape="id6" svg:d="m11906 5350v4199h-3209v4198">
          <text:p text:style-name="P1"/>
        </draw:connector>
        <draw:connector draw:style-name="gr3" draw:text-style-name="P2" draw:layer="layout" svg:x1="11.906cm" svg:y1="5.35cm" svg:x2="23.355cm" svg:y2="9.793cm" draw:start-shape="id5" draw:start-glue-point="7" draw:end-shape="id7" svg:d="m11906 5350v2223h11449v2220">
          <text:p text:style-name="P1"/>
        </draw:connector>
        <draw:connector draw:style-name="gr3" draw:text-style-name="P2" draw:layer="layout" svg:x1="11.906cm" svg:y1="5.35cm" svg:x2="18.246cm" svg:y2="13.779cm" draw:start-shape="id5" draw:start-glue-point="7" draw:end-shape="id8" svg:d="m11906 5350v4215h6340v4214">
          <text:p text:style-name="P1"/>
        </draw:connector>
        <draw:g>
          <draw:custom-shape draw:style-name="gr10" draw:text-style-name="P2" draw:layer="layout" svg:width="5.566cm" svg:height="1.247cm" svg:x="9.154cm" svg:y="3.011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" draw:layer="layout" svg:width="5.595cm" svg:height="0.912cm" svg:x="9.154cm" svg:y="2.099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9" draw:layer="layout" svg:width="2.462cm" svg:height="0.806cm" svg:x="10.797cm" svg:y="2.098cm">
            <draw:text-box>
              <text:p text:style-name="P1"><text:span text:style-name="T4">rtSection</text:span></text:p>
            </draw:text-box>
          </draw:frame>
          <draw:frame draw:style-name="gr17" draw:text-style-name="P10" draw:layer="layout" svg:width="1.323cm" svg:height="0.725cm" svg:x="12.986cm" svg:y="3.314cm">
            <draw:text-box>
              <text:p text:style-name="P1"><text:span text:style-name="T5">init()</text:span></text:p>
            </draw:text-box>
          </draw:frame>
          <draw:frame draw:style-name="gr1" draw:text-style-name="P11" draw:layer="layout" svg:width="2.111cm" svg:height="1.199cm" svg:x="9.154cm" svg:y="2.981cm">
            <draw:text-box>
              <text:p text:style-name="P1"><text:span text:style-name="T5">name</text:span></text:p>
              <text:p text:style-name="P1"><text:span text:style-name="T5">contents</text:span></text:p>
            </draw:text-box>
          </draw:frame>
        </draw:g>
        <draw:frame draw:style-name="gr12" draw:text-style-name="P10" draw:layer="layout" svg:width="3.664cm" svg:height="1.886cm" svg:x="8.272cm" svg:y="15.145cm">
          <draw:text-box>
            <text:p text:style-name="P1"><text:span text:style-name="T5">prepareRun()</text:span></text:p>
            <text:p text:style-name="P1"><text:span text:style-name="T5">writeFile()</text:span></text:p>
            <text:p text:style-name="P1"><text:span text:style-name="T5">deleteFile()</text:span></text:p>
          </draw:text-box>
        </draw:frame>
        <draw:frame draw:style-name="gr18" draw:text-style-name="P10" draw:layer="layout" svg:width="3.436cm" svg:height="1.673cm" svg:x="0.64cm" svg:y="9.305cm">
          <draw:text-box>
            <text:p text:style-name="P1"><text:span text:style-name="T5">compare()</text:span></text:p>
            <text:p text:style-name="P1"><text:span text:style-name="T5">createPattern()</text:span></text:p>
            <text:p text:style-name="P1"><text:span text:style-name="T5"/></text:p>
          </draw:text-box>
        </draw:frame>
        <draw:frame draw:style-name="gr1" draw:text-style-name="P11" draw:layer="layout" svg:width="2.183cm" svg:height="1.199cm" svg:x="5.263cm" svg:y="15.299cm">
          <draw:text-box>
            <text:p text:style-name="P1"><text:span text:style-name="T5">fileName</text:span></text:p>
            <text:p text:style-name="P1"><text:span text:style-name="T5">output</text:span></text:p>
          </draw:text-box>
        </draw:frame>
        <draw:frame draw:style-name="gr1" draw:text-style-name="P11" draw:layer="layout" svg:width="3.597cm" svg:height="0.725cm" svg:x="3.895cm" svg:y="9.37cm">
          <draw:text-box>
            <text:p text:style-name="P1"><text:span text:style-name="T5">expectedPattern</text:span></text:p>
          </draw:text-box>
        </draw:frame>
        <draw:frame draw:style-name="gr1" draw:layer="layout" svg:width="3.461cm" svg:height="0.962cm" svg:x="0.852cm" svg:y="0.76cm">
          <draw:text-box>
            <text:p text:style-name="P1">1 Sections</text:p>
          </draw:text-box>
        </draw:frame>
        <presentation:notes draw:style-name="dp2">
          <draw:page-thumbnail draw:style-name="gr9" draw:layer="layout" svg:width="14.848cm" svg:height="11.135cm" svg:x="3.075cm" svg:y="2.257cm" draw:page-number="3" presentation:class="page"/>
          <draw:frame presentation:style-name="pr1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g>
          <draw:custom-shape draw:style-name="gr10" draw:text-style-name="P2" draw:layer="layout" svg:width="6.934cm" svg:height="1.247cm" svg:x="8.637cm" svg:y="3.012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2" draw:layer="layout" svg:width="6.994cm" svg:height="1.277cm" svg:x="8.636cm" svg:y="1.767cm"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" draw:text-style-name="P9" draw:layer="layout" svg:width="5.413cm" svg:height="0.806cm" svg:x="9.914cm" svg:y="1.734cm">
              <draw:text-box>
                <text:p text:style-name="P1"><text:span text:style-name="T4">rtConfigurationSection</text:span></text:p>
              </draw:text-box>
            </draw:frame>
          </draw:g>
        </draw:g>
        <draw:custom-shape draw:style-name="gr2" draw:text-style-name="P2" draw:id="id9" draw:layer="layout" svg:width="0.517cm" svg:height="1.064cm" svg:x="11.648cm" svg:y="4.288cm">
          <text:p text:style-name="P1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svg:x1="11.906cm" svg:y1="5.35cm" svg:x2="4.014cm" svg:y2="8.18cm" draw:start-shape="id9" draw:start-glue-point="7" svg:d="m11906 5350v1666h-7892v1164">
          <text:p text:style-name="P1"/>
        </draw:connector>
        <draw:connector draw:style-name="gr3" draw:text-style-name="P2" draw:layer="layout" svg:x1="11.906cm" svg:y1="5.35cm" svg:x2="8.697cm" svg:y2="13.747cm" draw:start-shape="id9" draw:start-glue-point="7" svg:d="m11906 5350v4450h-3209v3947">
          <text:p text:style-name="P1"/>
        </draw:connector>
        <draw:connector draw:style-name="gr3" draw:text-style-name="P2" draw:layer="layout" svg:x1="11.906cm" svg:y1="5.35cm" svg:x2="18.246cm" svg:y2="13.779cm" draw:start-shape="id9" draw:start-glue-point="7" svg:d="m11906 5350v4466h6340v3963">
          <text:p text:style-name="P1"/>
        </draw:connector>
        <draw:g>
          <draw:custom-shape draw:style-name="gr10" draw:text-style-name="P2" draw:layer="layout" svg:width="6.934cm" svg:height="1.247cm" svg:x="1.095cm" svg:y="9.521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2" draw:layer="layout" svg:width="6.994cm" svg:height="1.277cm" svg:x="1.094cm" svg:y="8.276cm"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" draw:text-style-name="P9" draw:layer="layout" svg:width="3.309cm" svg:height="0.806cm" svg:x="2.372cm" svg:y="8.243cm">
              <draw:text-box>
                <text:p text:style-name="P1"><text:span text:style-name="T4">rtEnvSection</text:span></text:p>
              </draw:text-box>
            </draw:frame>
          </draw:g>
        </draw:g>
        <draw:g>
          <draw:custom-shape draw:style-name="gr10" draw:text-style-name="P2" draw:layer="layout" svg:width="6.934cm" svg:height="1.247cm" svg:x="5.323cm" svg:y="15.088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2" draw:layer="layout" svg:width="6.994cm" svg:height="1.277cm" svg:x="5.322cm" svg:y="13.843cm"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" draw:text-style-name="P9" draw:layer="layout" svg:width="2.987cm" svg:height="0.806cm" svg:x="6.6cm" svg:y="13.81cm">
              <draw:text-box>
                <text:p text:style-name="P1"><text:span text:style-name="T4">rtIniSection</text:span></text:p>
              </draw:text-box>
            </draw:frame>
          </draw:g>
        </draw:g>
        <draw:g>
          <draw:custom-shape draw:style-name="gr10" draw:text-style-name="P2" draw:layer="layout" svg:width="6.934cm" svg:height="1.247cm" svg:x="15.237cm" svg:y="15.087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2" draw:layer="layout" svg:width="6.994cm" svg:height="1.277cm" svg:x="15.236cm" svg:y="13.842cm"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" draw:text-style-name="P9" draw:layer="layout" svg:width="3.482cm" svg:height="0.806cm" svg:x="16.514cm" svg:y="13.809cm">
              <draw:text-box>
                <text:p text:style-name="P1"><text:span text:style-name="T4">rtArgsSection</text:span></text:p>
              </draw:text-box>
            </draw:frame>
          </draw:g>
        </draw:g>
        <draw:frame draw:style-name="gr1" draw:layer="layout" svg:width="7.051cm" svg:height="0.962cm" svg:x="0.853cm" svg:y="0.76cm">
          <draw:text-box>
            <text:p text:style-name="P1">2 Confiuration Sections</text:p>
          </draw:text-box>
        </draw:frame>
        <presentation:notes draw:style-name="dp2">
          <draw:page-thumbnail draw:style-name="gr9" draw:layer="layout" svg:width="14.848cm" svg:height="11.135cm" svg:x="3.075cm" svg:y="2.257cm" draw:page-number="4" presentation:class="page"/>
          <draw:frame presentation:style-name="pr1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g>
          <draw:custom-shape draw:style-name="gr10" draw:text-style-name="P2" draw:layer="layout" svg:width="6.934cm" svg:height="1.247cm" svg:x="8.637cm" svg:y="3.012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2" draw:layer="layout" svg:width="6.994cm" svg:height="1.277cm" svg:x="8.636cm" svg:y="1.767cm"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" draw:text-style-name="P9" draw:layer="layout" svg:width="4.947cm" svg:height="0.806cm" svg:x="9.914cm" svg:y="1.734cm">
              <draw:text-box>
                <text:p text:style-name="P1"><text:span text:style-name="T4">rtInformationSection</text:span></text:p>
              </draw:text-box>
            </draw:frame>
          </draw:g>
        </draw:g>
        <draw:custom-shape draw:style-name="gr2" draw:text-style-name="P2" draw:id="id10" draw:layer="layout" svg:width="0.517cm" svg:height="1.064cm" svg:x="11.648cm" svg:y="4.288cm">
          <text:p text:style-name="P1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svg:x1="11.906cm" svg:y1="5.35cm" svg:x2="4.014cm" svg:y2="8.18cm" draw:start-shape="id10" draw:start-glue-point="7" svg:d="m11906 5350v1666h-7892v1164">
          <text:p text:style-name="P1"/>
        </draw:connector>
        <draw:connector draw:style-name="gr3" draw:text-style-name="P2" draw:layer="layout" svg:x1="11.906cm" svg:y1="5.35cm" svg:x2="8.697cm" svg:y2="13.747cm" draw:start-shape="id10" draw:start-glue-point="7" svg:d="m11906 5350v4450h-3209v3947">
          <text:p text:style-name="P1"/>
        </draw:connector>
        <draw:connector draw:style-name="gr3" draw:text-style-name="P2" draw:layer="layout" svg:x1="11.906cm" svg:y1="5.35cm" svg:x2="18.246cm" svg:y2="13.779cm" draw:start-shape="id10" draw:start-glue-point="7" svg:d="m11906 5350v4466h6340v3963">
          <text:p text:style-name="P1"/>
        </draw:connector>
        <draw:g>
          <draw:custom-shape draw:style-name="gr10" draw:text-style-name="P2" draw:layer="layout" svg:width="6.934cm" svg:height="1.247cm" svg:x="1.095cm" svg:y="9.521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2" draw:layer="layout" svg:width="6.994cm" svg:height="1.277cm" svg:x="1.094cm" svg:y="8.276cm"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" draw:text-style-name="P9" draw:layer="layout" svg:width="3.427cm" svg:height="0.806cm" svg:x="2.372cm" svg:y="8.243cm">
              <draw:text-box>
                <text:p text:style-name="P1"><text:span text:style-name="T4">rtTestSection</text:span></text:p>
              </draw:text-box>
            </draw:frame>
          </draw:g>
        </draw:g>
        <draw:g>
          <draw:custom-shape draw:style-name="gr10" draw:text-style-name="P2" draw:layer="layout" svg:width="6.934cm" svg:height="1.247cm" svg:x="5.323cm" svg:y="15.088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2" draw:layer="layout" svg:width="6.994cm" svg:height="1.277cm" svg:x="5.322cm" svg:y="13.843cm"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" draw:text-style-name="P9" draw:layer="layout" svg:width="3.431cm" svg:height="0.806cm" svg:x="6.6cm" svg:y="13.81cm">
              <draw:text-box>
                <text:p text:style-name="P1"><text:span text:style-name="T4">rtXfailSection</text:span></text:p>
              </draw:text-box>
            </draw:frame>
          </draw:g>
        </draw:g>
        <draw:g>
          <draw:custom-shape draw:style-name="gr10" draw:text-style-name="P2" draw:layer="layout" svg:width="6.934cm" svg:height="1.247cm" svg:x="15.237cm" svg:y="15.087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2" draw:layer="layout" svg:width="6.994cm" svg:height="1.277cm" svg:x="15.236cm" svg:y="13.842cm"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" draw:text-style-name="P9" draw:layer="layout" svg:width="4.037cm" svg:height="0.806cm" svg:x="16.514cm" svg:y="13.809cm">
              <draw:text-box>
                <text:p text:style-name="P1"><text:span text:style-name="T4">rtCreditsSection</text:span></text:p>
              </draw:text-box>
            </draw:frame>
          </draw:g>
        </draw:g>
        <draw:frame draw:style-name="gr1" draw:layer="layout" svg:width="6.81cm" svg:height="0.962cm" svg:x="0.854cm" svg:y="0.76cm">
          <draw:text-box>
            <text:p text:style-name="P1">3 Information Sections</text:p>
          </draw:text-box>
        </draw:frame>
        <presentation:notes draw:style-name="dp2">
          <draw:page-thumbnail draw:style-name="gr9" draw:layer="layout" svg:width="14.848cm" svg:height="11.135cm" svg:x="3.075cm" svg:y="2.257cm" draw:page-number="5" presentation:class="page"/>
          <draw:frame presentation:style-name="pr1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g>
          <draw:custom-shape draw:style-name="gr10" draw:text-style-name="P2" draw:layer="layout" svg:width="6.964cm" svg:height="1.942cm" svg:x="9.307cm" svg:y="3.015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2" draw:layer="layout" svg:width="6.994cm" svg:height="1.277cm" svg:x="9.275cm" svg:y="1.735cm"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" draw:text-style-name="P9" draw:layer="layout" svg:width="4.909cm" svg:height="0.806cm" svg:x="9.761cm" svg:y="1.885cm">
              <draw:text-box>
                <text:p text:style-name="P1"><text:span text:style-name="T4">rtExecutableSection</text:span></text:p>
              </draw:text-box>
            </draw:frame>
          </draw:g>
          <draw:frame draw:style-name="gr12" draw:text-style-name="P10" draw:layer="layout" svg:width="3.664cm" svg:height="1.886cm" svg:x="12.347cm" svg:y="3.133cm">
            <draw:text-box>
              <text:p text:style-name="P1"><text:span text:style-name="T5">prepareRun()</text:span></text:p>
              <text:p text:style-name="P1"><text:span text:style-name="T5">writeFile()</text:span></text:p>
              <text:p text:style-name="P1"><text:span text:style-name="T5">deleteFile()</text:span></text:p>
            </draw:text-box>
          </draw:frame>
          <draw:frame draw:style-name="gr1" draw:text-style-name="P11" draw:layer="layout" svg:width="2.183cm" svg:height="1.199cm" svg:x="9.338cm" svg:y="3.287cm">
            <draw:text-box>
              <text:p text:style-name="P1"><text:span text:style-name="T5">fileName</text:span></text:p>
              <text:p text:style-name="P1"><text:span text:style-name="T5">output</text:span></text:p>
            </draw:text-box>
          </draw:frame>
        </draw:g>
        <draw:g draw:id="id12">
          <draw:custom-shape draw:style-name="gr10" draw:text-style-name="P2" draw:layer="layout" svg:width="6.964cm" svg:height="1.942cm" svg:x="2.525cm" svg:y="9.524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2" draw:layer="layout" svg:width="6.994cm" svg:height="1.277cm" svg:x="2.493cm" svg:y="8.244cm"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" draw:text-style-name="P9" draw:layer="layout" svg:width="3.258cm" svg:height="0.806cm" svg:x="2.979cm" svg:y="8.394cm">
              <draw:text-box>
                <text:p text:style-name="P1"><text:span text:style-name="T4">rtFileSection</text:span></text:p>
              </draw:text-box>
            </draw:frame>
          </draw:g>
          <draw:frame draw:style-name="gr12" draw:text-style-name="P10" draw:layer="layout" svg:width="3.664cm" svg:height="1.886cm" svg:x="5.565cm" svg:y="9.642cm">
            <draw:text-box>
              <text:p text:style-name="P1"><text:span text:style-name="T5">prepareRun()</text:span></text:p>
              <text:p text:style-name="P1"><text:span text:style-name="T5">writeFile()</text:span></text:p>
              <text:p text:style-name="P1"><text:span text:style-name="T5">deleteFile()</text:span></text:p>
            </draw:text-box>
          </draw:frame>
          <draw:frame draw:style-name="gr1" draw:text-style-name="P11" draw:layer="layout" svg:width="2.183cm" svg:height="1.199cm" svg:x="2.556cm" svg:y="9.796cm">
            <draw:text-box>
              <text:p text:style-name="P1"><text:span text:style-name="T5">fileName</text:span></text:p>
              <text:p text:style-name="P1"><text:span text:style-name="T5">output</text:span></text:p>
            </draw:text-box>
          </draw:frame>
        </draw:g>
        <draw:g draw:id="id14">
          <draw:custom-shape draw:style-name="gr10" draw:text-style-name="P2" draw:layer="layout" svg:width="6.964cm" svg:height="1.942cm" svg:x="10.433cm" svg:y="14.33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2" draw:layer="layout" svg:width="6.994cm" svg:height="1.277cm" svg:x="10.401cm" svg:y="13.05cm"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" draw:text-style-name="P9" draw:layer="layout" svg:width="3.787cm" svg:height="0.806cm" svg:x="10.887cm" svg:y="13.2cm">
              <draw:text-box>
                <text:p text:style-name="P1"><text:span text:style-name="T4">rtSkipiifSection</text:span></text:p>
              </draw:text-box>
            </draw:frame>
          </draw:g>
          <draw:frame draw:style-name="gr12" draw:text-style-name="P10" draw:layer="layout" svg:width="3.664cm" svg:height="1.886cm" svg:x="13.473cm" svg:y="14.448cm">
            <draw:text-box>
              <text:p text:style-name="P1"><text:span text:style-name="T5">prepareRun()</text:span></text:p>
              <text:p text:style-name="P1"><text:span text:style-name="T5">writeFile()</text:span></text:p>
              <text:p text:style-name="P1"><text:span text:style-name="T5">deleteFile()</text:span></text:p>
            </draw:text-box>
          </draw:frame>
          <draw:frame draw:style-name="gr1" draw:text-style-name="P11" draw:layer="layout" svg:width="2.183cm" svg:height="1.199cm" svg:x="10.464cm" svg:y="14.602cm">
            <draw:text-box>
              <text:p text:style-name="P1"><text:span text:style-name="T5">fileName</text:span></text:p>
              <text:p text:style-name="P1"><text:span text:style-name="T5">output</text:span></text:p>
            </draw:text-box>
          </draw:frame>
        </draw:g>
        <draw:g draw:id="id13">
          <draw:custom-shape draw:style-name="gr10" draw:text-style-name="P2" draw:layer="layout" svg:width="6.964cm" svg:height="1.942cm" svg:x="18.157cm" svg:y="9.433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2" draw:layer="layout" svg:width="6.994cm" svg:height="1.277cm" svg:x="18.125cm" svg:y="8.153cm"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" draw:text-style-name="P9" draw:layer="layout" svg:width="3.757cm" svg:height="0.806cm" svg:x="18.611cm" svg:y="8.303cm">
              <draw:text-box>
                <text:p text:style-name="P1"><text:span text:style-name="T4">rtCleanSection</text:span></text:p>
              </draw:text-box>
            </draw:frame>
          </draw:g>
          <draw:frame draw:style-name="gr12" draw:text-style-name="P10" draw:layer="layout" svg:width="3.664cm" svg:height="1.886cm" svg:x="21.197cm" svg:y="9.551cm">
            <draw:text-box>
              <text:p text:style-name="P1"><text:span text:style-name="T5">prepareRun()</text:span></text:p>
              <text:p text:style-name="P1"><text:span text:style-name="T5">writeFile()</text:span></text:p>
              <text:p text:style-name="P1"><text:span text:style-name="T5">deleteFile()</text:span></text:p>
            </draw:text-box>
          </draw:frame>
          <draw:frame draw:style-name="gr1" draw:text-style-name="P11" draw:layer="layout" svg:width="2.183cm" svg:height="1.199cm" svg:x="18.188cm" svg:y="9.705cm">
            <draw:text-box>
              <text:p text:style-name="P1"><text:span text:style-name="T5">fileName</text:span></text:p>
              <text:p text:style-name="P1"><text:span text:style-name="T5">output</text:span></text:p>
            </draw:text-box>
          </draw:frame>
        </draw:g>
        <draw:custom-shape draw:style-name="gr2" draw:text-style-name="P2" draw:id="id11" draw:layer="layout" svg:width="0.517cm" svg:height="1.064cm" svg:x="12.288cm" svg:y="4.927cm">
          <text:p text:style-name="P1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svg:x1="12.546cm" svg:y1="5.989cm" svg:x2="5.991cm" svg:y2="8.244cm" draw:start-shape="id11" draw:start-glue-point="7" draw:end-shape="id12" draw:end-glue-point="0" svg:d="m12546 5989v1128h-6555v1127">
          <text:p text:style-name="P1"/>
        </draw:connector>
        <draw:connector draw:style-name="gr3" draw:text-style-name="P2" draw:layer="layout" svg:x1="12.546cm" svg:y1="5.989cm" svg:x2="21.623cm" svg:y2="8.153cm" draw:start-shape="id11" draw:start-glue-point="7" draw:end-shape="id13" draw:end-glue-point="0" svg:d="m12546 5989v1083h9077v1081">
          <text:p text:style-name="P1"/>
        </draw:connector>
        <draw:connector draw:style-name="gr3" draw:text-style-name="P2" draw:layer="layout" svg:x1="12.546cm" svg:y1="5.989cm" svg:x2="13.899cm" svg:y2="13.05cm" draw:start-shape="id11" draw:start-glue-point="7" draw:end-shape="id14" svg:d="m12546 5989v3531h1353v3530">
          <text:p text:style-name="P1"/>
        </draw:connector>
        <draw:frame draw:style-name="gr1" draw:layer="layout" svg:width="6.767cm" svg:height="0.962cm" svg:x="0.854cm" svg:y="0.76cm">
          <draw:text-box>
            <text:p text:style-name="P1">4 Executable Sections</text:p>
          </draw:text-box>
        </draw:frame>
        <presentation:notes draw:style-name="dp2">
          <draw:page-thumbnail draw:style-name="gr9" draw:layer="layout" svg:width="14.848cm" svg:height="11.135cm" svg:x="3.075cm" svg:y="2.257cm" draw:page-number="6" presentation:class="page"/>
          <draw:frame presentation:style-name="pr1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g draw:id="id16">
          <draw:custom-shape draw:style-name="gr11" draw:text-style-name="P2" draw:layer="layout" svg:width="6.994cm" svg:height="1.277cm" svg:x="2.261cm" svg:y="7.848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9" draw:layer="layout" svg:width="3.973cm" svg:height="0.806cm" svg:x="2.657cm" svg:y="7.905cm">
            <draw:text-box>
              <text:p text:style-name="P1"><text:span text:style-name="T4">rtExpectSection</text:span></text:p>
            </draw:text-box>
          </draw:frame>
        </draw:g>
        <draw:custom-shape draw:style-name="gr2" draw:text-style-name="P2" draw:id="id15" draw:layer="layout" svg:width="0.517cm" svg:height="1.064cm" svg:x="11.952cm" svg:y="3.498cm">
          <text:p text:style-name="P1"/>
          <draw:enhanced-geometry svg:viewBox="0 0 21600 21600" draw:glue-points="10800 0 ?f1 10800 0 21600 10800 21600 21600 21600 ?f7 10800" draw:text-areas="?f1 10800 ?f2 18000 ?f3 7200 ?f4 21600" draw:type="isosceles-triangle" draw:modifiers="11467.18146718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2" draw:layer="layout" svg:width="6.994cm" svg:height="1.067cm" svg:x="8.76cm" svg:y="1.214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2" draw:layer="layout" svg:width="3.952cm" svg:height="0.806cm" svg:x="10.463cm" svg:y="1.34cm">
          <draw:text-box>
            <text:p text:style-name="P1"><text:span text:style-name="T4">rtOutputSection</text:span></text:p>
          </draw:text-box>
        </draw:frame>
        <draw:g>
          <draw:custom-shape draw:style-name="gr10" draw:text-style-name="P2" draw:layer="layout" svg:width="7.025cm" svg:height="1.247cm" svg:x="19.77cm" svg:y="8.944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8" draw:text-style-name="P10" draw:layer="layout" svg:width="3.436cm" svg:height="1.673cm" svg:x="19.892cm" svg:y="9.061cm">
            <draw:text-box>
              <text:p text:style-name="P1"><text:span text:style-name="T5">compare()</text:span></text:p>
              <text:p text:style-name="P1"><text:span text:style-name="T5">createPattern()</text:span></text:p>
              <text:p text:style-name="P1"><text:span text:style-name="T5"/></text:p>
            </draw:text-box>
          </draw:frame>
          <draw:frame draw:style-name="gr1" draw:text-style-name="P11" draw:layer="layout" svg:width="3.597cm" svg:height="0.725cm" svg:x="23.147cm" svg:y="9.126cm">
            <draw:text-box>
              <text:p text:style-name="P1"><text:span text:style-name="T5">expectedPattern</text:span></text:p>
            </draw:text-box>
          </draw:frame>
        </draw:g>
        <draw:g draw:id="id17">
          <draw:custom-shape draw:style-name="gr11" draw:text-style-name="P2" draw:layer="layout" svg:width="6.994cm" svg:height="1.277cm" svg:x="11.324cm" svg:y="7.759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9" draw:layer="layout" svg:width="4.274cm" svg:height="0.806cm" svg:x="11.72cm" svg:y="7.816cm">
            <draw:text-box>
              <text:p text:style-name="P1"><text:span text:style-name="T4">rtExpectFSection</text:span></text:p>
            </draw:text-box>
          </draw:frame>
        </draw:g>
        <draw:g draw:id="id18">
          <draw:custom-shape draw:style-name="gr11" draw:text-style-name="P2" draw:layer="layout" svg:width="6.994cm" svg:height="1.277cm" svg:x="19.839cm" svg:y="7.669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9" draw:layer="layout" svg:width="5.4cm" svg:height="0.806cm" svg:x="20.235cm" svg:y="7.726cm">
            <draw:text-box>
              <text:p text:style-name="P1"><text:span text:style-name="T4">rtExpectRegexSection</text:span></text:p>
            </draw:text-box>
          </draw:frame>
        </draw:g>
        <draw:g>
          <draw:custom-shape draw:style-name="gr10" draw:text-style-name="P2" draw:layer="layout" svg:width="7.025cm" svg:height="1.247cm" svg:x="2.314cm" svg:y="9.157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8" draw:text-style-name="P10" draw:layer="layout" svg:width="3.436cm" svg:height="1.673cm" svg:x="2.436cm" svg:y="9.274cm">
            <draw:text-box>
              <text:p text:style-name="P1"><text:span text:style-name="T5">compare()</text:span></text:p>
              <text:p text:style-name="P1"><text:span text:style-name="T5">createPattern()</text:span></text:p>
              <text:p text:style-name="P1"><text:span text:style-name="T5"/></text:p>
            </draw:text-box>
          </draw:frame>
          <draw:frame draw:style-name="gr1" draw:text-style-name="P11" draw:layer="layout" svg:width="3.597cm" svg:height="0.725cm" svg:x="5.691cm" svg:y="9.339cm">
            <draw:text-box>
              <text:p text:style-name="P1"><text:span text:style-name="T5">expectedPattern</text:span></text:p>
            </draw:text-box>
          </draw:frame>
        </draw:g>
        <draw:g>
          <draw:custom-shape draw:style-name="gr10" draw:text-style-name="P2" draw:layer="layout" svg:width="7.025cm" svg:height="1.247cm" svg:x="11.347cm" svg:y="8.944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8" draw:text-style-name="P10" draw:layer="layout" svg:width="3.436cm" svg:height="1.673cm" svg:x="11.469cm" svg:y="9.061cm">
            <draw:text-box>
              <text:p text:style-name="P1"><text:span text:style-name="T5">compare()</text:span></text:p>
              <text:p text:style-name="P1"><text:span text:style-name="T5">createPattern()</text:span></text:p>
              <text:p text:style-name="P1"><text:span text:style-name="T5"/></text:p>
            </draw:text-box>
          </draw:frame>
          <draw:frame draw:style-name="gr1" draw:text-style-name="P11" draw:layer="layout" svg:width="3.597cm" svg:height="0.725cm" svg:x="14.724cm" svg:y="9.126cm">
            <draw:text-box>
              <text:p text:style-name="P1"><text:span text:style-name="T5">expectedPattern</text:span></text:p>
            </draw:text-box>
          </draw:frame>
        </draw:g>
        <draw:g>
          <draw:custom-shape draw:style-name="gr10" draw:text-style-name="P2" draw:layer="layout" svg:width="7.025cm" svg:height="1.247cm" svg:x="8.762cm" svg:y="2.284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8" draw:text-style-name="P10" draw:layer="layout" svg:width="3.436cm" svg:height="1.673cm" svg:x="8.884cm" svg:y="2.401cm">
            <draw:text-box>
              <text:p text:style-name="P1"><text:span text:style-name="T5">compare()</text:span></text:p>
              <text:p text:style-name="P1"><text:span text:style-name="T5">createPattern()</text:span></text:p>
              <text:p text:style-name="P1"><text:span text:style-name="T5"/></text:p>
            </draw:text-box>
          </draw:frame>
          <draw:frame draw:style-name="gr1" draw:text-style-name="P11" draw:layer="layout" svg:width="3.597cm" svg:height="0.725cm" svg:x="12.139cm" svg:y="2.466cm">
            <draw:text-box>
              <text:p text:style-name="P1"><text:span text:style-name="T5">expectedPattern</text:span></text:p>
            </draw:text-box>
          </draw:frame>
        </draw:g>
        <draw:connector draw:style-name="gr3" draw:text-style-name="P2" draw:layer="layout" svg:x1="12.21cm" svg:y1="4.56cm" svg:x2="5.758cm" svg:y2="7.848cm" draw:start-shape="id15" draw:start-glue-point="7" draw:end-shape="id16" draw:end-glue-point="0" svg:d="m12210 4560v1645h-6452v1643">
          <text:p text:style-name="P1"/>
        </draw:connector>
        <draw:connector draw:style-name="gr3" draw:text-style-name="P2" draw:layer="layout" svg:x1="12.21cm" svg:y1="4.56cm" svg:x2="14.821cm" svg:y2="7.759cm" draw:start-shape="id15" draw:start-glue-point="7" draw:end-shape="id17" draw:end-glue-point="0" svg:d="m12210 4560v1600h2611v1599">
          <text:p text:style-name="P1"/>
        </draw:connector>
        <draw:connector draw:style-name="gr3" draw:text-style-name="P2" draw:layer="layout" draw:line-skew="0.059cm" svg:x1="12.21cm" svg:y1="4.56cm" svg:x2="23.336cm" svg:y2="7.669cm" draw:start-shape="id15" draw:start-glue-point="7" draw:end-shape="id18" svg:d="m12210 4560v1614h11126v1495">
          <text:p text:style-name="P1"/>
        </draw:connector>
        <draw:frame draw:style-name="gr1" draw:layer="layout" svg:width="5.544cm" svg:height="0.962cm" svg:x="0.854cm" svg:y="0.76cm">
          <draw:text-box>
            <text:p text:style-name="P1">5 Output Sections</text:p>
          </draw:text-box>
        </draw:frame>
        <presentation:notes draw:style-name="dp2">
          <draw:page-thumbnail draw:style-name="gr9" draw:layer="layout" svg:width="14.848cm" svg:height="11.135cm" svg:x="3.075cm" svg:y="2.257cm" draw:page-number="7" presentation:class="page"/>
          <draw:frame presentation:style-name="pr1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3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zoe</meta:initial-creator>
    <meta:creation-date>2009-03-08T19:02:29</meta:creation-date>
    <dc:creator>zoe</dc:creator>
    <dc:date>2009-04-13T08:36:55</dc:date>
    <meta:editing-cycles>5</meta:editing-cycles>
    <meta:editing-duration>PT4H46M34S</meta:editing-duration>
    <meta:user-defined meta:name="Info 1"/>
    <meta:user-defined meta:name="Info 2"/>
    <meta:user-defined meta:name="Info 3"/>
    <meta:user-defined meta:name="Info 4"/>
    <meta:document-statistic meta:object-count="248"/>
  </office:meta>
</office:document-meta>
</file>